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style:font-family-generic="roman" style:font-pitch="variable"/>
  </office:font-face-decls>
  <office:automatic-styles>
    <style:style style:name="T1" style:family="text">
      <style:text-properties fo:color="#000000" loext:opacity="100%" style:font-name="OpenSans" fo:font-size="10pt" fo:font-style="normal" fo:font-weight="normal" style:font-size-asian="10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ESTE PÁRRAFO ESTÁ ESCRITO TODO EN MAYÚSCULAS Y PARA ELLO HE ACTIVADO EL BLOQUE DE LAS MAYÚSCULAS EN EL TECLADO. EN LA PARTE DERECHA DEL TECLADO PUEDO VER UNA LUZ QUE ME INDICA QUE TODO LO QUE AHORA ESTOY ESCRIBIENDO ES EN MAYÚSCULAS. CUANDO TERMINE</text:span></text:p>
      <text:p text:style-name="Standard" loext:marker-style-name="T1"><text:span text:style-name="T1">TENGO QUE VOLVER A PULSAR LA TECLA PARA DESACTIVARLO, Y VERÉ COMO SE APAGA LA LUZ.</text:span></text:p>
      <text:p text:style-name="Standard" loext:marker-style-name="T1"><text:span text:style-name="T1">En este párrafo al contrario no tengo activado el Bloque Mayúsculas ya que sólo de vez en cuando tengo que escribir una letra en mayúsculas. Para hacerlo sólo mantengo pulsada la tecla de la flechita hacia arriba (la de la imagen) y pulso la letra que necesito poner en mayúsculas. Escribo en</text:span></text:p>
      <text:p text:style-name="Standard" loext:marker-style-name="T1"><text:span text:style-name="T1">mayúsculas los nombre propios y al principio de cada párrafo.</text:span><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6T18:40:53.775000000</meta:creation-date>
    <dc:date>2024-07-16T19:09:14.419000000</dc:date>
    <meta:editing-duration>PT4M10S</meta:editing-duration>
    <meta:editing-cycles>3</meta:editing-cycles>
    <meta:generator>LibreOffice/24.2.5.2$Windows_X86_64 LibreOffice_project/bffef4ea93e59bebbeaf7f431bb02b1a39ee8a59</meta:generator>
    <meta:document-statistic meta:table-count="0" meta:image-count="0" meta:object-count="0" meta:page-count="1" meta:paragraph-count="4" meta:word-count="123" meta:character-count="683" meta:non-whitespace-character-count="564"/>
  </office:meta>
</office:document-meta>
</file>